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Ubuntu"/>
    </style:style>
    <style:style style:name="P2" style:family="paragraph" style:parent-style-name="Text_20_body">
      <style:paragraph-properties fo:margin-top="0cm" fo:margin-bottom="0cm"/>
    </style:style>
    <style:style style:name="T1" style:family="text">
      <style:text-properties fo:font-weight="bold"/>
    </style:style>
    <style:style style:name="T2" style:family="text">
      <style:text-properties style:font-name="Ubuntu"/>
    </style:style>
    <style:style style:name="T3" style:family="text">
      <style:text-properties style:font-name="Ubuntu"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a xlink:type="simple" xlink:href="http://ezjd.blogspot.com/2011/10/building-plasma-active.html"><text:span text:style-name="T2">Building Plasma Active</text:span></text:a><text:span text:style-name="T2"> </text:span></text:h>
      <text:p text:style-name="P2"><text:span text:style-name="T2">Let us move to the real building journey.<text:line-break/><text:line-break/>First of all, congratulations to </text:span><text:a xlink:type="simple" xlink:href="http://plasma-active.org/"><text:span text:style-name="T2">Active One release</text:span></text:a><text:span text:style-name="T2">. I started building PA for Pandaboard before this release but didn't get it done partially because some components was being actively developed and some breaks occurred as expected.<text:line-break/><text:line-break/>Secondly, building instructions are available from </text:span><text:a xlink:type="simple" xlink:href="http://community.kde.org/Plasma/Active/Development"><text:span text:style-name="T2">Plasma Active</text:span></text:a><text:span text:style-name="T2">, but unfortunately the developers haven't updated it for a while and some pieces are missing, esp. like instructions for distro other than OpenSuse or MeeGo. As a result I contacted 2 key developers ( Sebastian Kügler and Marco Martin) by email and got lots of help, many thanks!<text:line-break/><text:line-break/>Last, the details.<text:line-break/><text:line-break/>What is the first to build? As KDE moved to git and modulization continues, a few big SVN repo were split into quite a few small git repos, therefore dependencies become a little more complicated give the fact that is not well documented.<text:line-break/><text:line-break/>I decided to reuse as many available external depencies as possible, hence,  had to move to Ubuntu Oneiric, which will cause a little issue later on because linaro hasn't have official release based on Oneiric and yet to provide necessary OpenGL ES binary blobs for Pandaboard either. Fortunately, KDE and PA (and Qt 4.7) still support framebuffer based software rendering.<text:line-break/><text:line-break/>After all, basically all external dependencies of PA can be retrieved from Ubuntu repo and it saved quite a lot of time for building and possibly runtime issues.<text:line-break/><text:line-break/>Then, building KDE components one by one:<text:line-break/></text:span><text:span text:style-name="T3">1) kdelibs</text:span><text:span text:style-name="T2"><text:line-break/>-- Dependencies<text:line-break/>sudo apt-get install debhelper cmake pkg-kde-tools shared-mime-info dpkg-dev libphonon-dev libqt4-dev libqt4-opengl-dev libqtwebkit-dev libpng12-dev libssl-dev libsm-dev flex bison libsoprano-dev libstreamanalyzer-dev libxml2-dev libxml2-utils libxslt1-dev libgif-dev libavahi-common-dev libbz2-dev libenchant-dev libjasper-dev libopenexr-dev libpcre3-dev zlib1g-dev libjpeg62-dev hspell libacl1-dev automoc libutempter-dev liblzma-dev libattica-dev shared-desktop-ontologies libpolkit-qt-1-dev libxss-dev libqca2-dev libdbusmenu-qt-dev docbook-xml docbook-xsl libxrender-dev libkrb5-dev libudev-dev libgrantlee-dev libxml-parser-perl<text:line-break/><text:line-break/>-- Retrieve source code<text:line-break/>cd ~/kdesrc/<text:line-break/>git clone git://anongit.kde.org/kdelibs<text:line-break/>git checkout KDE/4.7<text:line-break/><text:line-break/>-- build<text:line-break/>cd ~/build/kdelibs<text:line-break/>cmake ~/kdesrc/kdelibs<text:line-break/>time make -j2<text:line-break/>sudo make install <text:line-break/></text:span><text:soft-page-break/><text:span text:style-name="T2"><text:line-break/>Notes:<text:line-break/>    * -j2 effectively shortened the build time on Pandaboard.<text:line-break/>    * FindQtMobility.cmake is missing from kdelibs repo. In fact, it has to be installed to /usr//local/share/apps/cmake/modules/. I got one from Sebas fixing this problem.<text:line-break/>    * It took ~3 hours<text:line-break/><text:line-break/></text:span><text:span text:style-name="T3">2) kactivities</text:span><text:span text:style-name="T2"><text:line-break/>-- Dependencies<text:line-break/>No additional dependencies<text:line-break/><text:line-break/>-- Retrieve source code<text:line-break/>cd ~/kdesrc/<text:line-break/>git clone git://anongit.kde.org/kactivities<text:line-break/>git checkout master<text:line-break/><text:line-break/>-- build<text:line-break/>cd ~/build/kactivities<text:line-break/>cmake ~/kdesrc/kactivities<text:line-break/>time make -j2<text:line-break/>sudo make install<text:line-break/><text:line-break/>Notes:<text:line-break/>    * It only took minnutes<text:line-break/>    * kactivities was in kdelibs repo so that it has to be built and install after kde-runtime to overwrite old copy. Hopefully it is already fixed in Active 1.0 release<text:line-break/><text:line-break/><text:line-break/></text:span><text:span text:style-name="T3">3) kde-runtime</text:span><text:span text:style-name="T2"><text:line-break/>-- Dependencies<text:line-break/>sudo apt-get install libsmbclient-dev libstrigiqtdbusclient-dev libxcursor-dev libasound2-dev libxine-dev libslp-dev libssh-dev libexiv2-dev shared-desktop-ontologies libntrack-qt4-dev libpulse-dev libcanberra-dev libnm-util-dev network-manager-dev quilt<text:line-break/><text:line-break/>-- Retrieve source code<text:line-break/>cd ~/kdesrc/<text:line-break/>git clone git://anongit.kde.org/kde-runtime<text:line-break/>git checkout KDE/4.7<text:line-break/><text:line-break/>-- build<text:line-break/><text:line-break/>cd ~/build/kde-runtime<text:line-break/>cmake ~/kdesrc/kde-runtime<text:line-break/>time make -j2<text:line-break/>sudo make install<text:line-break/><text:line-break/><text:line-break/>Notes:<text:line-break/>    * It took ~100mins <text:line-break/><text:line-break/></text:span><text:span text:style-name="T3">4) kdepimlibs (optional)</text:span><text:span text:style-name="T2"><text:line-break/>-- Dependencies<text:line-break/></text:span><text:soft-page-break/><text:span text:style-name="T2">sudo apt-get install libgpgme11-dev libldap2-dev libsasl2-dev libboost-graph1.46-dev libical-dev libsoprano-dev xsltproc uuid-dev<text:line-break/><text:line-break/>-- Retrieve source code<text:line-break/>cd ~/kdesrc/<text:line-break/>git clone git://anongit.kde.org/kdepimlibs<text:line-break/>git checkout KDE/4.7 <text:line-break/><text:line-break/>-- build<text:line-break/>cd ~/build/kdepimlibs<text:line-break/>cmake ~/kdesrc/kdepimlibs<text:line-break/>time make -j2<text:line-break/>sudo make install<text:line-break/><text:line-break/><text:line-break/>Notes:<text:line-break/>    * It took ~ 1 hour<text:line-break/>    * This is first time I ever got kdepimlibs built :-)<text:line-break/><text:line-break/><text:line-break/></text:span><text:span text:style-name="T3">5) kde-workspace</text:span><text:span text:style-name="T2"><text:line-break/>-- Dependencies<text:line-break/>sudo apt-get install libdlrestrictions-dev libqimageblitz-dev libfontconfig1-dev libglu1-mesa-dev python-dev libpam0g-dev libraw1394-dev libusb-dev libpci-dev libakonadi-dev libboost1.46-dev libgps-dev libck-connector-dev libsensors4-dev libxkbfile-dev libxrandr-dev libxcomposite-dev libxft-dev libxtst-dev libxinerama-dev libxi-dev libqalculate-dev python-sip python-qt4 libdmtx-dev libprison-dev phonon-backend-gstreamer<text:line-break/><text:line-break/>sudo ln -s /lib/libpci.so /usr/lib/libpci.so<text:line-break/><text:line-break/>-- Retrieve source code<text:line-break/>cd ~/kdesrc/<text:line-break/>git clone git://anongit.kde.org/kde-workspace<text:line-break/>git checkout KDE/4.7 <text:line-break/><text:line-break/>-- build<text:line-break/>cd ~/build/kde-workspace<text:line-break/>cmake ~/kdesrc/kde-workspace<text:line-break/>time make -j2<text:line-break/>sudo make install<text:line-break/><text:line-break/>Notes:<text:line-break/>    * It took ~3.5 hours<text:line-break/>    * It is not mentioned as dependencies of plasma-mobile, but it is necessary.<text:line-break/>    * I referred to Ubuntu KDE pkgs for dependencies, but didn't install python-kde4, python-sip and python-qt4 because they brought in the stock version of KDE components from Ubuntu. However, python support is missing in my build.<text:line-break/><text:line-break/><text:line-break/></text:span><text:span text:style-name="T3">6) share-like-connect</text:span><text:span text:style-name="T2"><text:line-break/>-- Dependencies<text:line-break/>No additional dependencies<text:line-break/></text:span><text:soft-page-break/><text:span text:style-name="T2"><text:line-break/>-- Retrieve source code<text:line-break/>cd ~/kdesrc/<text:line-break/>git clone git://anongit.kde.org/contour<text:line-break/>git checkout master<text:line-break/><text:line-break/>-- build<text:line-break/>cd ~/build/share-like-connect<text:line-break/>cmake ~/kdesrc/share-like-connecttime<text:line-break/>make -j2<text:line-break/>sudo make install<text:line-break/><text:line-break/><text:line-break/>Notes:<text:line-break/>    * It took minutes<text:line-break/>    * Actually Active/1.0 branch is available now, but I didn't try.<text:line-break/><text:line-break/><text:line-break/></text:span><text:span text:style-name="T3">7) contour</text:span><text:span text:style-name="T2"><text:line-break/>-- Dependencies<text:line-break/>No additional dependencies<text:line-break/><text:line-break/>-- Retrieve source code<text:line-break/>cd ~/kdesrc/<text:line-break/>git clone git://anongit.kde.org/contour<text:line-break/>git checkout master<text:line-break/><text:line-break/><text:line-break/>-- build<text:line-break/>cd ~/build/contour<text:line-break/>cmake~/kdesrc/contourtime<text:line-break/>make -j2<text:line-break/>sudo make install<text:line-break/><text:line-break/>Notes:<text:line-break/>    * It took ~ 3min<text:line-break/>    * Actually Active/1.0 branch is available now, but I didn't try since contour actually is disable by default in Active 1.0<text:line-break/><text:line-break/><text:line-break/></text:span><text:span text:style-name="T3">8) plasma-mobile</text:span><text:span text:style-name="T2"><text:line-break/>-- Dependencies<text:line-break/>No additional dependencies<text:line-break/><text:line-break/>-- Retrieve source code<text:line-break/>cd ~/kdesrc/<text:line-break/>git clone git://anongit.kde.org/plasma-mobile<text:line-break/>git checkout master<text:line-break/><text:line-break/>-- build<text:line-break/>cd ~/build/plasma-mobile<text:line-break/>cmake~/kdesrc/plasma-mobiletime<text:line-break/></text:span><text:soft-page-break/><text:span text:style-name="T2">make -j2<text:line-break/>sudo make install<text:line-break/><text:line-break/><text:line-break/>Notes:<text:line-break/>    * It took ~ 30 min<text:line-break/>    * This is the core component for Plasma Active mobile and tablet UI. <text:line-break/>    * Actually Active/1.0 branch is available now, but I didn't try.<text:line-break/><text:line-break/><text:line-break/></text:span><text:span text:style-name="T3">9) kde-baseapps (optional)</text:span><text:span text:style-name="T2"><text:line-break/>-- Dependencies<text:line-break/>No additional dependencies<text:line-break/><text:line-break/>-- Retrieve source code<text:line-break/>cd ~/kdesrc/<text:line-break/>git clone git://anongit.kde.org/kde-baseapps<text:line-break/>git checkout KDE/4.7 <text:line-break/><text:line-break/>-- build<text:line-break/>cd ~/build/kde-baseapps<text:line-break/>cmake ~/kdesrc/kde-baseapps<text:line-break/>time make -j2<text:line-break/>sudo make install<text:line-break/><text:line-break/>Notes:<text:line-break/>    * It took ~30Mins <text:line-break/><text:line-break/><text:line-break/></text:span><text:span text:style-name="T3">10) konsole (optional)</text:span><text:span text:style-name="T2"><text:line-break/>-- Dependencies<text:line-break/>No additional dependencies<text:line-break/><text:line-break/>-- Retrieve source code<text:line-break/>cd ~/kdesrc/<text:line-break/>git clone git://anongit.kde.org/konsole<text:line-break/>git checkout KDE/4.7 <text:line-break/><text:line-break/>-- build<text:line-break/>cd ~/build/konsole<text:line-break/>cmake ~/kdesrc/konsole<text:line-break/>time make -j2<text:line-break/>sudo make install<text:line-break/><text:line-break/>Notes:<text:line-break/>    * It took ~ 5min <text:line-break/><text:line-break/><text:line-break/></text:span><text:span text:style-name="T3">11) bangarang (optional) </text:span><text:span text:style-name="T2"><text:line-break/>-- Dependencies<text:line-break/>sudo apt-get install libtag1-dev<text:line-break/><text:line-break/></text:span><text:soft-page-break/><text:span text:style-name="T2">-- Retrieve source code<text:line-break/>cd ~/kdesrc/<text:line-break/>git clone git://gitorious.org/bangarang/bangarang.git<text:line-break/>git checkout KDE/4.7 <text:line-break/><text:line-break/>-- build<text:line-break/>cd ~/build/bangarang<text:line-break/>cmake ~/kdesrc/bangarang<text:line-break/>time make -j2<text:line-break/>sudo make install<text:line-break/><text:line-break/>Notes:<text:line-break/>    * It took ~15min<text:line-break/>    * It actually is developed outside of KDE projects</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1-30T16:23:13</meta:creation-date>
    <meta:document-statistic meta:table-count="0" meta:image-count="0" meta:object-count="0" meta:page-count="6" meta:paragraph-count="2" meta:word-count="938" meta:character-count="7227" meta:non-whitespace-character-count="6125"/>
    <dc:date>2012-01-30T16:31:39</dc:date>
    <meta:editing-duration>PT8M29S</meta:editing-duration>
    <meta:editing-cycles>1</meta:editing-cycles>
    <meta:generator>LibreOffice/3.4$Unix LibreOffice_project/340m1$Build-402</meta:generator>
  </office:meta>
</office:document-meta>
</file>